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9970d" officeooo:paragraph-rsid="0009970d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P4" style:family="paragraph" style:parent-style-name="Text_20_body">
      <style:text-properties officeooo:rsid="000be2d4" officeooo:paragraph-rsid="000be2d4"/>
    </style:style>
    <style:style style:name="P5" style:family="paragraph" style:parent-style-name="Text_20_body">
      <style:text-properties officeooo:rsid="000bf017" officeooo:paragraph-rsid="000bf017"/>
    </style:style>
    <style:style style:name="P6" style:family="paragraph" style:parent-style-name="Text_20_body">
      <style:text-properties officeooo:rsid="000f5e86" officeooo:paragraph-rsid="000f5e86"/>
    </style:style>
    <style:style style:name="P7" style:family="paragraph" style:parent-style-name="Text_20_body">
      <style:text-properties officeooo:rsid="00125eae" officeooo:paragraph-rsid="00125eae"/>
    </style:style>
    <style:style style:name="P8" style:family="paragraph" style:parent-style-name="Text_20_body">
      <style:text-properties officeooo:rsid="0012f496" officeooo:paragraph-rsid="0012f496"/>
    </style:style>
    <style:style style:name="P9" style:family="paragraph" style:parent-style-name="Text_20_body" style:list-style-name="L1">
      <style:text-properties officeooo:rsid="0012f496" officeooo:paragraph-rsid="0012f496"/>
    </style:style>
    <style:style style:name="P10" style:family="paragraph" style:parent-style-name="Text_20_body">
      <style:text-properties officeooo:rsid="0014dd7b" officeooo:paragraph-rsid="0014dd7b"/>
    </style:style>
    <style:style style:name="P11" style:family="paragraph" style:parent-style-name="Text_20_body">
      <style:text-properties officeooo:rsid="001caecf" officeooo:paragraph-rsid="001caecf"/>
    </style:style>
    <style:style style:name="P12" style:family="paragraph" style:parent-style-name="Text_20_body">
      <style:text-properties officeooo:rsid="001cb4e4" officeooo:paragraph-rsid="001cb4e4"/>
    </style:style>
    <style:style style:name="P13" style:family="paragraph" style:parent-style-name="Text_20_body">
      <style:text-properties officeooo:rsid="001f365d" officeooo:paragraph-rsid="001f365d"/>
    </style:style>
    <style:style style:name="P14" style:family="paragraph" style:parent-style-name="Text_20_body">
      <style:text-properties officeooo:rsid="002160fb" officeooo:paragraph-rsid="002160fb"/>
    </style:style>
    <style:style style:name="P15" style:family="paragraph" style:parent-style-name="Text_20_body">
      <style:text-properties officeooo:rsid="00225119" officeooo:paragraph-rsid="00225119"/>
    </style:style>
    <style:style style:name="P16" style:family="paragraph" style:parent-style-name="Text_20_body">
      <style:text-properties officeooo:rsid="00247eb6" officeooo:paragraph-rsid="00247eb6"/>
    </style:style>
    <style:style style:name="P17" style:family="paragraph" style:parent-style-name="Text_20_body">
      <style:text-properties officeooo:rsid="002705d2" officeooo:paragraph-rsid="002705d2"/>
    </style:style>
    <style:style style:name="P18" style:family="paragraph" style:parent-style-name="Text_20_body">
      <style:text-properties officeooo:rsid="0028fb51" officeooo:paragraph-rsid="0028fb51"/>
    </style:style>
    <style:style style:name="P19" style:family="paragraph" style:parent-style-name="Text_20_body">
      <style:text-properties officeooo:rsid="002b04eb" officeooo:paragraph-rsid="002b04eb"/>
    </style:style>
    <style:style style:name="P20" style:family="paragraph" style:parent-style-name="Text_20_body">
      <style:text-properties officeooo:rsid="002cc5f3" officeooo:paragraph-rsid="002cc5f3"/>
    </style:style>
    <style:style style:name="P21" style:family="paragraph" style:parent-style-name="Text_20_body">
      <style:text-properties officeooo:rsid="002f8075" officeooo:paragraph-rsid="002f8075"/>
    </style:style>
    <style:style style:name="P22" style:family="paragraph" style:parent-style-name="Text_20_body">
      <style:text-properties officeooo:rsid="0031057b" officeooo:paragraph-rsid="0031057b"/>
    </style:style>
    <style:style style:name="P23" style:family="paragraph" style:parent-style-name="Text_20_body">
      <style:text-properties officeooo:rsid="00344533" officeooo:paragraph-rsid="00344533"/>
    </style:style>
    <style:style style:name="P24" style:family="paragraph" style:parent-style-name="Text_20_body">
      <style:text-properties officeooo:rsid="00392576" officeooo:paragraph-rsid="00392576"/>
    </style:style>
    <style:style style:name="P25" style:family="paragraph" style:parent-style-name="Text_20_body">
      <style:text-properties officeooo:rsid="003b193f" officeooo:paragraph-rsid="003b193f"/>
    </style:style>
    <style:style style:name="P26" style:family="paragraph" style:parent-style-name="Text_20_body">
      <style:text-properties officeooo:rsid="003c2c14" officeooo:paragraph-rsid="003c2c14"/>
    </style:style>
    <style:style style:name="P27" style:family="paragraph" style:parent-style-name="Text_20_body">
      <style:text-properties officeooo:rsid="003c86df" officeooo:paragraph-rsid="003c86df"/>
    </style:style>
    <style:style style:name="P28" style:family="paragraph" style:parent-style-name="Text_20_body">
      <style:text-properties officeooo:rsid="004619fd" officeooo:paragraph-rsid="004619fd"/>
    </style:style>
    <style:style style:name="P29" style:family="paragraph" style:parent-style-name="Text_20_body">
      <style:text-properties officeooo:rsid="004739db" officeooo:paragraph-rsid="004739db"/>
    </style:style>
    <style:style style:name="T1" style:family="text">
      <style:text-properties officeooo:rsid="000d8c7d"/>
    </style:style>
    <style:style style:name="T2" style:family="text">
      <style:text-properties officeooo:rsid="000f4534"/>
    </style:style>
    <style:style style:name="T3" style:family="text">
      <style:text-properties style:font-name="Liberation Sans1"/>
    </style:style>
    <style:style style:name="T4" style:family="text">
      <style:text-properties officeooo:rsid="001053fa"/>
    </style:style>
    <style:style style:name="T5" style:family="text">
      <style:text-properties officeooo:rsid="0014dd7b"/>
    </style:style>
    <style:style style:name="T6" style:family="text">
      <style:text-properties officeooo:rsid="00170fa3"/>
    </style:style>
    <style:style style:name="T7" style:family="text">
      <style:text-properties officeooo:rsid="00180a9c"/>
    </style:style>
    <style:style style:name="T8" style:family="text">
      <style:text-properties officeooo:rsid="001909b5"/>
    </style:style>
    <style:style style:name="T9" style:family="text">
      <style:text-properties officeooo:rsid="0025c3e8"/>
    </style:style>
    <style:style style:name="T10" style:family="text">
      <style:text-properties officeooo:rsid="0029ff8a"/>
    </style:style>
    <style:style style:name="T11" style:family="text">
      <style:text-properties officeooo:rsid="002b04eb"/>
    </style:style>
    <style:style style:name="T12" style:family="text">
      <style:text-properties officeooo:rsid="0035a965"/>
    </style:style>
    <style:style style:name="T13" style:family="text">
      <style:text-properties officeooo:rsid="0049041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l : gérer le stress</text:p>
      <text:p text:style-name="P4"/>
      <text:p text:style-name="P4">Libérer sa voix et son corps pour libérer sa parole.</text:p>
      <text:p text:style-name="P4"/>
      <text:h text:style-name="Heading_20_1" text:outline-level="1">Effets physiques</text:h>
      <text:p text:style-name="P4">Anxiété irraisonnée dans la gorge / cœur / ventre.</text:p>
      <text:p text:style-name="P4">Accélération rythme cardiaque <text:span text:style-name="T2">et respiration accélérée et voix étranglée</text:span>.</text:p>
      <text:p text:style-name="P5">Blocage respiration → <text:span text:style-name="T1">fonctions intellectuelles diminuées.</text:span></text:p>
      <text:h text:style-name="Heading_20_2" text:outline-level="2">Contr<text:span text:style-name="T3">ôle et apaisement</text:span></text:h>
      <text:p text:style-name="P6">Inspirer 4 secondes PUIS expirer 8 secondes <text:span text:style-name="T4">3 ou 4x.</text:span></text:p>
      <text:h text:style-name="Heading_20_3" text:outline-level="3">Travail sur le long terme</text:h>
      <text:p text:style-name="P7">Trouver le point de gravité → voix émettant les bonnes vibrations.</text:p>
      <text:p text:style-name="P8">Deux exercices <text:span text:style-name="T5">(5 min / jour)</text:span> :</text:p>
      <text:list xml:id="list1719216723" text:style-name="L1">
        <text:list-item>
          <text:p text:style-name="P9">Inspirer 5 sec, garder l’air 3 sec, expirer 7 sec, pause 2 sec.</text:p>
        </text:list-item>
        <text:list-item>
          <text:p text:style-name="P9">Inspiré ventre rentré 7 sec, 2 sec en apnée, souffler fort abdominaux contractés.</text:p>
        </text:list-item>
      </text:list>
      <text:p text:style-name="P10">Se contracter pour se décontracter.</text:p>
      <text:p text:style-name="P10">→ <text:span text:style-name="T6">tendre puis détendre autres parties du corps (épaules, bras, nuques, …)</text:span></text:p>
      <text:p text:style-name="P10">→ <text:span text:style-name="T7">sourire</text:span></text:p>
      <text:p text:style-name="P10">→ <text:span text:style-name="T8">adapter bonne posture</text:span></text:p>
      <text:h text:style-name="Heading_20_1" text:outline-level="1">Attention des autres à capter</text:h>
      <text:p text:style-name="P11">Commencer au bon moment → attendre silence.</text:p>
      <text:p text:style-name="P12">Savoir regarder chacun avec naturel de manière aléatoire.</text:p>
      <text:p text:style-name="P13">Se rassurer en pensant l’auditoire bienveillant.</text:p>
      <text:h text:style-name="Heading_20_2" text:outline-level="2">Voix ferme</text:h>
      <text:p text:style-name="P14">Articuler et parler lentement.</text:p>
      <text:p text:style-name="P15">Bon ancrage au sol, regard assuré et ciblé pour parler assez fort.</text:p>
      <text:h text:style-name="P2" text:outline-level="2"/>
      <text:h text:style-name="P3" text:outline-level="2">Voix expressive</text:h>
      <text:p text:style-name="P16">Poser sa voix → <text:span text:style-name="T9">ne pas la fatiguer, donc ne pas forcer</text:span></text:p>
      <text:p text:style-name="P16">Travailler sa respiration → <text:span text:style-name="T9">voix expressive, riche d’harmoniques</text:span></text:p>
      <text:p text:style-name="P16">Variations → débit, tonalité</text:p>
      <text:h text:style-name="Heading_20_1" text:outline-level="1">Emotions bien gérées</text:h>
      <text:h text:style-name="Heading_20_2" text:outline-level="2">Transmettre une émotion</text:h>
      <text:p text:style-name="P17">ne pas parler de manière neutre → <text:span text:style-name="T10">gérer ses émotions</text:span></text:p>
      <text:p text:style-name="P17"/>
      <text:p text:style-name="P18">Se lancer <text:span text:style-name="T11">(choisir quand passer)</text:span></text:p>
      <text:p text:style-name="P19">Avoir des repères (se concentrer sur des actions concrètes, simples à maitriser)</text:p>
      <text:p text:style-name="P19">Accepter sa peur (pour pouvoir la transformer)</text:p>
      <text:p text:style-name="P19"/>
      <text:p text:style-name="P20">Avoir un peu mais pas trop de stress = niveau de performance optimale car adrénaline.</text:p>
      <text:h text:style-name="Heading_20_1" text:outline-level="1">Début maîtrisé</text:h>
      <text:p text:style-name="P21">Penser à sourire au public</text:p>
      <text:p text:style-name="P21">Penser à le regarder → pieds bien placés</text:p>
      <text:p text:style-name="P22">Début de l’oral sans formule parasite (éviter les « alors » au début de l’oral)</text:p>
      <text:p text:style-name="P23">Prendre confiance en soi → <text:span text:style-name="T12">idées claires</text:span></text:p>
      <text:h text:style-name="Heading_20_1" text:outline-level="1">Réflexion sur soi</text:h>
      <text:p text:style-name="P24">S’appuyer sur ses points forts.</text:p>
      <text:p text:style-name="P25">Travailler ses points faibles (nécessité de retours sur ses oraux).</text:p>
      <text:p text:style-name="P26">Analyser les causes de son trac.</text:p>
      <text:p text:style-name="P27">Se convaincre de l’intér<text:span text:style-name="T3">êt de ses propos, de sa capacité à la transmettre.</text:span></text:p>
      <text:h text:style-name="Heading_20_1" text:outline-level="1">Bonne préparation</text:h>
      <text:p text:style-name="P28">Préparer précisément → approfondir sujet</text:p>
      <text:p text:style-name="P29">Gérer son tract → développer ses capacités d’improvisation</text:p>
      <text:p text:style-name="P29">Faire simple → <text:span text:style-name="T13">phrases courtes, mots simples, pas de précipit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7:05:50.337496402</meta:creation-date>
    <dc:date>2022-10-10T17:37:55.394576184</dc:date>
    <meta:editing-duration>PT31M7S</meta:editing-duration>
    <meta:editing-cycles>54</meta:editing-cycles>
    <meta:generator>LibreOffice/7.3.6.2$Linux_X86_64 LibreOffice_project/30$Build-2</meta:generator>
    <meta:document-statistic meta:table-count="0" meta:image-count="0" meta:object-count="0" meta:page-count="2" meta:paragraph-count="49" meta:word-count="352" meta:character-count="2136" meta:non-whitespace-character-count="1835"/>
  </office:meta>
</office:document-meta>
</file>